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0398in" fo:margin-bottom="0.0398in" style:contextual-spacing="false" fo:line-height="100%" fo:break-before="page"/>
      <style:text-properties officeooo:paragraph-rsid="003aeb35"/>
    </style:style>
    <style:style style:name="P2" style:family="paragraph" style:parent-style-name="Standard">
      <style:paragraph-properties fo:margin-top="0.0398in" fo:margin-bottom="0.0398in" style:contextual-spacing="false" fo:line-height="100%"/>
      <style:text-properties officeooo:paragraph-rsid="003aeb35"/>
    </style:style>
    <style:style style:name="P3" style:family="paragraph" style:parent-style-name="Standard">
      <style:paragraph-properties fo:text-align="justify" style:justify-single-word="false" fo:break-before="column"/>
      <style:text-properties officeooo:paragraph-rsid="003aeb35"/>
    </style:style>
    <style:style style:name="P4" style:family="paragraph" style:parent-style-name="Standard">
      <style:paragraph-properties fo:text-align="justify" style:justify-single-word="false"/>
      <style:text-properties officeooo:paragraph-rsid="003aeb35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6ceb45" officeooo:paragraph-rsid="003aeb35"/>
    </style:style>
    <style:style style:name="P6" style:family="paragraph" style:parent-style-name="Standard">
      <style:paragraph-properties fo:break-before="column"/>
      <style:text-properties officeooo:rsid="006ceb45" officeooo:paragraph-rsid="003aeb35"/>
    </style:style>
    <style:style style:name="P7" style:family="paragraph" style:parent-style-name="Standard">
      <style:text-properties officeooo:rsid="006ceb45" officeooo:paragraph-rsid="003aeb35"/>
    </style:style>
    <style:style style:name="P8" style:family="paragraph" style:parent-style-name="Text_20_body">
      <style:text-properties officeooo:rsid="0068d3e8" officeooo:paragraph-rsid="003aeb35"/>
    </style:style>
    <style:style style:name="P9" style:family="paragraph" style:parent-style-name="Text_20_body">
      <style:paragraph-properties fo:break-before="page"/>
      <style:text-properties officeooo:rsid="003c9de0" officeooo:paragraph-rsid="003c9de0"/>
    </style:style>
    <style:style style:name="P10" style:family="paragraph" style:parent-style-name="Heading_20_1">
      <style:text-properties officeooo:rsid="00665b83" officeooo:paragraph-rsid="003aeb35"/>
    </style:style>
    <style:style style:name="P11" style:family="paragraph" style:parent-style-name="Heading_20_1">
      <style:text-properties officeooo:paragraph-rsid="003aeb35"/>
    </style:style>
    <style:style style:name="P12" style:family="paragraph" style:parent-style-name="Heading_20_1">
      <style:text-properties officeooo:rsid="003c9de0" officeooo:paragraph-rsid="003c9de0"/>
    </style:style>
    <style:style style:name="P13" style:family="paragraph" style:parent-style-name="Standard" style:list-style-name="L1" style:master-page-name="">
      <loext:graphic-properties draw:fill="none"/>
      <style:paragraph-properties fo:margin-left="0in" fo:margin-right="0in" fo:text-indent="0in" style:auto-text-indent="false" style:page-number="auto" fo:break-before="page" fo:background-color="transparent"/>
      <style:text-properties officeooo:rsid="006ceb45" officeooo:paragraph-rsid="003aeb35"/>
    </style:style>
    <style:style style:name="P14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/>
      <style:text-properties officeooo:rsid="006ceb45" officeooo:paragraph-rsid="003aeb3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c9211e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ff00" loext:char-shading-value="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officeooo:rsid="00693d7d"/>
    </style:style>
    <style:style style:name="T9" style:family="text">
      <style:text-properties officeooo:rsid="0069d947"/>
    </style:style>
    <style:style style:name="T10" style:family="text">
      <style:text-properties officeooo:rsid="006aea94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3bd548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Lorem ipsum dolor <text:span text:style-name="T1">sit</text:span> amet, consectetur adipiscing elit. Vivamus a iaculis nisl, a tempus urna. In porttitor <text:span text:style-name="T1">eget</text:span> neque <text:span text:style-name="T3">nec</text:span> pretium. Fusce vitae nulla magna. Suspendisse nec est sed est malesuada <text:span text:style-name="T4">hendrerit</text:span> tempus sagittis nibh. Aenean eu faucibus neque, ut <text:span text:style-name="T5">tristique</text:span> augue.</text:p>
        <text:p text:style-name="P2">Curabitur fermentum egestas risus, nec fringilla sapien efficitur quis. Nam dictum blandit nulla sed lacinia. Nulla tempor <text:span text:style-name="T6">sollicitudin</text:span> facilisis. Sed non lobortis ante, ac tincidunt urna. Donec ac aliquet eros. Integer dictum gravida orci, interdum fringilla sem.</text:p>
        <text:p text:style-name="P2">Aliquam luctus fringilla enim sit amet dignissim. Proin cursus, erat a commodo venenatis, lacus magna vehicula ante, sit amet ultrices tortor lectus eget lacus.</text:p>
        <text:p text:style-name="P3">Lorem ipsum dolor <text:span text:style-name="T1">sit</text:span> amet, consectetur adipiscing elit. Vivamus a iaculis nisl, a tempus urna. In porttitor <text:span text:style-name="T1">eget</text:span> neque <text:span text:style-name="T3">nec</text:span> pretium. Fusce vitae nulla magna. Suspendisse nec est sed est malesuada <text:span text:style-name="T4">hendrerit</text:span> tempus sagittis nibh. Aenean eu faucibus neque, ut <text:span text:style-name="T5">tristique</text:span> augue.</text:p>
        <text:p text:style-name="P4">Curabitur fermentum egestas risus, nec fringilla sapien efficitur quis. Nam dictum blandit nulla sed lacinia. Nulla tempor <text:span text:style-name="T6">sollicitudin</text:span> facilisis. Sed non lobortis ante, ac tincidunt urna. Donec ac aliquet eros. Integer dictum gravida orci, interdum fringilla sem.</text:p>
        <text:p text:style-name="P4">Aliquam luctus fringilla enim sit amet dignissim. Proin cursus, erat a commodo venenatis, lacus magna vehicula ante, sit amet ultrices tortor lectus eget lacus.</text:p>
      </text:section>
      <text:h text:style-name="P10" text:outline-level="1">Deux formes de textes longs avec paragraphes</text:h>
      <text:p text:style-name="P8">Les triples espaces dans le texte de gauche, <text:span text:style-name="T12">et le formatage arbitraire</text:span> permettent de tester la détection de fin de ligne avec plusieurs TextItems sur la même ligne. <text:span text:style-name="T8">Le texte de droite contient naturellement plusieurs TextItems sur </text:span><text:span text:style-name="T9">certaines</text:span><text:span text:style-name="T8"> ligne</text:span><text:span text:style-name="T10">s</text:span><text:span text:style-name="T8"> à cause de sa justification.</text:span></text:p>
      <text:section text:style-name="Sect2" text:name="Section2">
        <text:list text:style-name="L1">
          <text:list-header>
            <text:p text:style-name="P13">a. Lorem ipsum <text:span text:style-name="T1">dolor</text:span> sit amet, consectetur adipiscing elit.</text:p>
            <text:p text:style-name="P14">b. Vivamus a <text:span text:style-name="T4">iaculis</text:span> nisl, a tempus urna.</text:p>
          </text:list-header>
        </text:list>
        <text:p text:style-name="P5">c. Curabitur <text:span text:style-name="T6">fermentum</text:span> egestas risus, nec fringilla sapien efficitur quis.</text:p>
        <text:p text:style-name="P6">◆ <text:span text:style-name="T11">Lorem ipsum </text:span><text:span text:style-name="T2">dolor</text:span><text:span text:style-name="T11"> sit amet, consectetur adipiscing elit.</text:span></text:p>
        <text:p text:style-name="P7"><text:span text:style-name="T11">◆ Vivamus a </text:span><text:span text:style-name="T4">iaculis</text:span><text:span text:style-name="T11"> nisl, a tempus urna.</text:span></text:p>
        <text:p text:style-name="P7"><text:span text:style-name="T11">◆ Curabitur </text:span><text:span text:style-name="T7">fermentum</text:span><text:span text:style-name="T11"> egestas risus, nec fringilla sapien efficitur quis.</text:span></text:p>
        <text:p text:style-name="P6">1) Lorem ipsum <text:span text:style-name="T1">dolor</text:span> sit amet, consectetur adipiscing elit.</text:p>
        <text:p text:style-name="P7">2) Vivamus a <text:span text:style-name="T4">iaculis</text:span> nisl, a tempus urna.</text:p>
        <text:p text:style-name="P7">3) Curabitur <text:span text:style-name="T6">fermentum</text:span> egestas risus, nec fringilla sapien efficitur quis.</text:p>
      </text:section>
      <text:h text:style-name="P11" text:outline-level="1">Plusieurs formes de listes</text:h>
      <text:p text:style-name="P9">Cette phrase se termine par trois points... Et celle-ci par des points de suspension…</text:p>
      <text:h text:style-name="P12" text:outline-level="1">Remplacement des points de suspension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9:15:25.236509944</meta:creation-date>
    <meta:generator>LibreOffice/24.2.7.2$Linux_X86_64 LibreOffice_project/420$Build-2</meta:generator>
    <dc:date>2025-01-13T10:50:38.207564371</dc:date>
    <meta:editing-duration>PT16M15S</meta:editing-duration>
    <meta:editing-cycles>13</meta:editing-cycles>
    <meta:document-statistic meta:table-count="0" meta:image-count="0" meta:object-count="0" meta:page-count="3" meta:paragraph-count="20" meta:word-count="361" meta:character-count="2382" meta:non-whitespace-character-count="2041"/>
  </office:meta>
</office:document-meta>
</file>